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able_20_Contents" style:list-style-name="L1">
      <style:text-properties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>
      <style:text-properties officeooo:rsid="001cf178" officeooo:paragraph-rsid="00256d53"/>
    </style:style>
    <style:style style:name="P18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56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7"><text:span text:style-name="T8">UC_A_23_Ricerca avanzata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docent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:</text:span></text:p>
            <text:list xml:id="list38689289" text:style-name="L1">
              <text:list-item>
                <text:p text:style-name="P15"><text:span text:style-name="T2">Nome </text:span><text:span text:style-name="T3">Iscritto</text:span></text:p>
              </text:list-item>
              <text:list-item>
                <text:p text:style-name="P15"><text:span text:style-name="T2">Cognome </text:span><text:span text:style-name="T3">Iscritto</text:span>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6">Comune del domicilio</text:p>
              </text:list-item>
              <text:list-item>
                <text:p text:style-name="P16">Via del domicilio</text:p>
              </text:list-item>
              <text:list-item>
                <text:p text:style-name="P16">e/o selezionare la categoria di appartenenza del genitore dalla lista:</text:p>
              </text:list-item>
              <text:list-item>
                <text:p text:style-name="P13">Personale docente e ricercatore</text:p>
              </text:list-item>
            </text:list>
            <text:list xml:id="list38691281" text:style-name="L2">
              <text:list-item>
                <text:p text:style-name="P14">Personale tecnico-amministrativo di ruolo</text:p>
              </text:list-item>
              <text:list-item>
                <text:p text:style-name="P14">Titolar<text:span text:style-name="T3">e</text:span> di assegno di ricerca</text:p>
              </text:list-item>
              <text:list-item>
                <text:p text:style-name="P14">Titolar<text:span text:style-name="T3">e</text:span> di contratto a tempo determinato</text:p>
              </text:list-item>
              <text:list-item>
                <text:p text:style-name="P14">Dottorand<text:span text:style-name="T3">o</text:span></text:p>
              </text:list-item>
              <text:list-item>
                <text:p text:style-name="P14">Titolar<text:span text:style-name="T3">e </text:span>di borsa di studio post Laurea o Post doc</text:p>
              </text:list-item>
            </text:list>
            <text:list xml:id="list38678617" text:continue-list="list38689289" text:style-name="L1">
              <text:list-header>
                <text:p text:style-name="P18"/>
              </text:list-header>
            </text:list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683954" text:style-name="L3">
              <text:list-item>
                <text:p text:style-name="P11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9</meta:editing-cycles>
    <meta:generator>LibreOffice/3.6$Windows_x86 LibreOffice_project/da8c1e6-fd468f4-454e206-f42a4a9-143cfd</meta:generator>
    <dc:date>2012-10-18T18:54:24.96</dc:date>
    <meta:document-statistic meta:table-count="1" meta:image-count="0" meta:object-count="0" meta:page-count="1" meta:paragraph-count="33" meta:word-count="210" meta:character-count="1333" meta:non-whitespace-character-count="1168"/>
  </office:meta>
</office:document-meta>
</file>